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fo:language="es" fo:country="ES" style:language-asian="zxx" style:country-asian="none" style:language-complex="zxx" style:country-complex="none"/>
    </style:style>
    <style:style style:name="P3" style:family="paragraph" style:parent-style-name="PfC_5f_Memoria_20_-_20_Texto" style:list-style-name="L1"/>
    <style:style style:name="P4" style:family="paragraph" style:parent-style-name="PfC_5f_Memoria_20_-_20_Texto" style:list-style-name="L2"/>
    <style:style style:name="P5" style:family="paragraph" style:parent-style-name="PfC_5f_Memoria_20_-_20_Texto" style:list-style-name="L3"/>
    <style:style style:name="P6" style:family="paragraph" style:parent-style-name="PfC_5f_Memoria_20_-_20_Texto" style:list-style-name="L4"/>
    <style:style style:name="P7" style:family="paragraph" style:parent-style-name="PfC_5f_Memoria_20_-_20_Texto" style:list-style-name="L5"/>
    <style:style style:name="P8" style:family="paragraph" style:parent-style-name="PfC_5f_Memoria_20_-_20_Texto" style:list-style-name="L6"/>
    <style:style style:name="P9" style:family="paragraph" style:parent-style-name="Heading_20_1">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Contents_20_5">
      <style:paragraph-properties>
        <style:tab-stops>
          <style:tab-stop style:position="15.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Fundamentos Teóricos<text:tab/>2</text:p>
          <text:p text:style-name="P11">Diseño Agile<text:tab/>2</text:p>
          <text:p text:style-name="P12">Diseño Agile vs Big Desing Up Front (BDUF)<text:tab/>2</text:p>
          <text:p text:style-name="P12">Design Smells, síntomas de un diseño pobre<text:tab/>2</text:p>
          <text:p text:style-name="P13">Rigidez (a.k.a. Rigidity)<text:tab/>3</text:p>
          <text:p text:style-name="P13">Fragilidad (a.k.a. Fragility)<text:tab/>3</text:p>
          <text:p text:style-name="P13">Inmovilidad (a.k.a. Inmobility)<text:tab/>3</text:p>
          <text:p text:style-name="P13">Viscosidad (a.k.a Viscosity)<text:tab/>3</text:p>
          <text:p text:style-name="P14">Viscosidad del software<text:tab/>4</text:p>
          <text:p text:style-name="P14">Viscosidad del entorno<text:tab/>4</text:p>
          <text:p text:style-name="P13">Complejidad Innecesaria (a.k.a. Needless Complexity)<text:tab/>4</text:p>
          <text:p text:style-name="P13">Repetición Innecesaria (a.k.a. Needless Repetition)<text:tab/>4</text:p>
          <text:p text:style-name="P13">Opacidad (a.k.a. Opacity)<text:tab/>5</text:p>
          <text:p text:style-name="P12">S.O.L.I.D.<text:tab/>5</text:p>
          <text:p text:style-name="P13">SRP (Single-Responsability Principle ó Principio de la Responsabilidad Única)<text:tab/>5</text:p>
          <text:p text:style-name="P13">OCP (Open/Closed Principle ó Principio de Abierto/Cerrado)<text:tab/>7</text:p>
          <text:p text:style-name="P13">LSP (Liskov Substitution Principle ó Principio de Sustitución de Liskov)<text:tab/>9</text:p>
          <text:p text:style-name="P13">ISP (Interface Segregation Principle ó Principio de Segregación de la Interface)<text:tab/>10</text:p>
          <text:p text:style-name="P13">DIP (Dependency Inversion Principle ó Principio de Inversión de las Dependencias)<text:tab/>11</text:p>
        </text:index-body>
      </text:table-of-content>
      <text:p text:style-name="P1"/>
      <text:h text:style-name="P9" text:outline-level="1">Fundamentos Teóricos</text:h>
      <text:p text:style-name="PfC_5f_Memoria_20_-_20_Texto">En este capítulo vamos a abordar las bases teóricas sobre las que sustentamos este Proyecto Fin de Carrera. Sin estos fundamentos, difícilmente se puede comprender las intenciones del mismo. Son los mimbres sobre los que hemos construido el cesto.</text:p>
      <text:p text:style-name="PfC_5f_Memoria_20_-_20_Texto"/>
      <text:h text:style-name="Heading_20_2" text:outline-level="2">Diseño Agile</text:h>
      <text:p text:style-name="PfC_5f_Memoria_20_-_20_Texto">Para entender el concepto de Diseño Agile, necesitamos situar el contexto en un Equipo Agile.</text:p>
      <text:p text:style-name="PfC_5f_Memoria_20_-_20_Texto"/>
      <text:p text:style-name="PfC_5f_Memoria_20_-_20_Texto">En un Equipo Agile, la visión global evoluciona ligada íntimamente al desarrollo del software. Con cada iteración, el Equipo mejora el Diseño del sistema. De esa forma, en un momento dado cualquiera, el Diseño del software alcanza su madurez en el Diseño que tenemos en ese momento. El Equipo no va a malgastar su tiempo intentando adelantarse a los acontecimientos en busca de futuros requisitos y/o necesidades. Por lo tanto no va a cometer el error de dotar al software de una infraestructura que facilite el desarrollo de esos futuros requisitos que quizás necesitemos dentro de un tiempo. El esfuerzo y energía del Equipo se centrará, por tanto, en la estructura actual del sistema, para que sea todo lo buena que humanamente consideremos posible.</text:p>
      <text:p text:style-name="PfC_5f_Memoria_20_-_20_Texto"/>
      <text:p text:style-name="PfC_5f_Memoria_20_-_20_Texto">No debemos caer, sin embargo, en la trampa de creer que ésto supone un abandono tanto de la Arquitectura como del Diseño mismo. Mas bien al contrario. Es una forma de desarrollar con pequeños incrementos la Arquitectura y Diseño mas apropiados para el sistema. Así, podemos hacer que tanto Arquitectura como Diseño se ajusten, a medida que el sistema crece y evoluciona con el tiempo.</text:p>
      <text:p text:style-name="PfC_5f_Memoria_20_-_20_Texto"/>
      <text:p text:style-name="PfC_5f_Memoria_20_-_20_Texto">Podemos concluir, por lo tanto, que el Diseño Agile es un proceso continuo que busca adaptar y mejorar el sistema a medida que crece, o como diría Kent Beck “Embrace Change” (Abraza el Cambio).</text:p>
      <text:p text:style-name="PfC_5f_Memoria_20_-_20_Texto"/>
      <text:h text:style-name="Heading_20_3" text:outline-level="3">Diseño Agile vs Big Desing Up Front (BDUF)</text:h>
      <text:p text:style-name="PfC_5f_Memoria_20_-_20_Texto">TODO: Escribir algo sobre como el diseño Agile estaría en las antípodas del BDUF.</text:p>
      <text:p text:style-name="PfC_5f_Memoria_20_-_20_Texto">Idea: </text:p>
      <text:h text:style-name="Heading_20_3" text:outline-level="3">Design Smells, síntomas de un diseño pobre</text:h>
      <text:p text:style-name="PfC_5f_Memoria_20_-_20_Texto">¿Cómo sabemos si el diseño de un sistema que sigue los preceptos Agile es bueno?</text:p>
      <text:p text:style-name="PfC_5f_Memoria_20_-_20_Texto"/>
      <text:p text:style-name="PfC_5f_Memoria_20_-_20_Texto">Para responder a esta pregunta tenemos los siguientes epígrafes en los que describiremos y pondremos nombre a los síntomas de un diseño pobre. Estos síntomas son los que conocemos como Design Smells y es habitual que campen a sus anchas por toda la estructura del programa.</text:p>
      <text:p text:style-name="PfC_5f_Memoria_20_-_20_Texto"><text:soft-page-break/></text:p>
      <text:p text:style-name="PfC_5f_Memoria_20_-_20_Texto">Estos Design Smells serían el equivalente, pero a un nivel de abstracción mas alto, a los Code Smells. Podríamos considerarlos como Smells que en lugar de afectar a una pequeña porción de código, afectan a partes completas de la estructura del programa.</text:p>
      <text:p text:style-name="PfC_5f_Memoria_20_-_20_Texto"/>
      <text:p text:style-name="PfC_5f_Memoria_20_-_20_Texto">La mayor parte de las veces, el “hedor”, viene causado por la violación de alguno de los Principios de Diseño que trataremos más adelante agrupados bajo el acrónimo S.O.L.I.D..</text:p>
      <text:p text:style-name="PfC_5f_Memoria_20_-_20_Texto"/>
      <text:h text:style-name="Heading_20_4" text:outline-level="4">Rigidez (a.k.a. Rigidity)</text:h>
      <text:p text:style-name="PfC_5f_Memoria_20_-_20_Texto">Es la tendencia del software a dificultar el cambio, incluso aunque éste sea aparentemente sencillo.</text:p>
      <text:p text:style-name="PfC_5f_Memoria_20_-_20_Texto"/>
      <text:p text:style-name="PfC_5f_Memoria_20_-_20_Texto">Cuando un simple cambio causa una miríada de cambios encadenados en módulos dependientes, nos encontramos ante un diseño que adolece de Rigidez. Cuantos mas módulos se vean afectados, mas rígido será nuestro diseño.</text:p>
      <text:p text:style-name="PfC_5f_Memoria_20_-_20_Texto"/>
      <text:h text:style-name="Heading_20_4" text:outline-level="4">Fragilidad (a.k.a. Fragility)</text:h>
      <text:p text:style-name="PfC_5f_Memoria_20_-_20_Texto">Es la tendencia del software a romperse en múltiples lugares una vez que hemos realizado un cambio, y lo que es mas grave, una gran parte de esos lugares en los que el código rompe, no tienen relación conceptual con el lugar en el que hemos realizado el cambio.</text:p>
      <text:p text:style-name="PfC_5f_Memoria_20_-_20_Texto"/>
      <text:p text:style-name="PfC_5f_Memoria_20_-_20_Texto">Cuando estamos ante este caso, es frecuente encontrarse con que al intentar arreglar todos esos problemas surgidos ante el cambio, desencadenamos, a su vez, una nueva serie de errores en lugares que, nuevamente, no tienen relación conceptual con ese nuevo cambio.</text:p>
      <text:p text:style-name="PfC_5f_Memoria_20_-_20_Texto"/>
      <text:p text:style-name="PfC_5f_Memoria_20_-_20_Texto">Por lo tanto, podemos afirmar que los módulos que sufren de Rigidez empeoran mas cada vez que intentamos arreglarlos.</text:p>
      <text:p text:style-name="PfC_5f_Memoria_20_-_20_Texto"/>
      <text:h text:style-name="Heading_20_4" text:outline-level="4">Inmovilidad (a.k.a. Inmobility)</text:h>
      <text:p text:style-name="PfC_5f_Memoria_20_-_20_Texto">Podemos considerar que un Diseño adolece de inmovilidad cuando pese a contener partes que podrían ser útiles en otros sistemas, su coste de reutilización se convierte prácticamente en prohibitivo debido al esfuerzo y riesgo necesarios para poder desligar esa parte del original.</text:p>
      <text:p text:style-name="PfC_5f_Memoria_20_-_20_Texto"/>
      <text:p text:style-name="PfC_5f_Memoria_20_-_20_Texto">En otras palabras, si nuestro diseño sufre de Inmovilidad, la posibilidad de reutilización del mismo es nula.</text:p>
      <text:p text:style-name="PfC_5f_Memoria_20_-_20_Texto"/>
      <text:h text:style-name="Heading_20_4" text:outline-level="4">Viscosidad (a.k.a Viscosity)</text:h>
      <text:p text:style-name="PfC_5f_Memoria_20_-_20_Texto">Un proyecto Viscoso es aquel en el que resulta muy difícil preservar y mejorar el Diseño deseado.</text:p>
      <text:p text:style-name="PfC_5f_Memoria_20_-_20_Texto"><text:soft-page-break/></text:p>
      <text:h text:style-name="Heading_20_5" text:outline-level="5">Viscosidad del software</text:h>
      <text:p text:style-name="PfC_5f_Memoria_20_-_20_Texto">A la hora de acometer un cambio en el programa, generalmente, se nos ofrecen varias maneras de resolverlo. Algunas de estas soluciones ayudan a preservar el Diseño, o al menos, no lo emponzoñan. Otras, sin embargo, oscurecen y empeoran el Diseño (comúnmente conocidos como “Hacks”). Dentro de este escenario debemos entender la Viscosidad como una medida. La Viscosidad del software será alta cuando resulte mas sencillo acometer los cambios a través de soluciones que empeoran el Diseño. Se produciría, por tanto, una situación en la que “es fácil hacer lo incorrecto y difícil hacer lo correcto.”</text:p>
      <text:p text:style-name="PfC_5f_Memoria_20_-_20_Texto"/>
      <text:h text:style-name="Heading_20_5" text:outline-level="5">Viscosidad del entorno</text:h>
      <text:p text:style-name="PfC_5f_Memoria_20_-_20_Texto">La Viscosidad del entorno se produce cuando el entorno de desarrollo es lento e ineficiente. Un par de ejemplos serían aquellos entornos en los que los tiempos de compilación son tan largos que puedan provocar que los desarrolladores se vean tentados a realizar cambios que no desemboquen en la recompilación de toda la aplicación, aunque por ello empeoren el Diseño. Otro ejemplo serían los sistemas de control de código (source code control systems) ineficientes que tardan horas en poder actualizar unos pocos ficheros, de forma que de nuevo el desarrollador pueda verse obligado a tomar la decisión de realizar cambios que afecten al menor numero posible de ficheros, aunque, nuevamente, empeoren el Diseño.</text:p>
      <text:p text:style-name="PfC_5f_Memoria_20_-_20_Texto"/>
      <text:h text:style-name="Heading_20_4" text:outline-level="4">Complejidad Innecesaria (a.k.a. Needless Complexity)</text:h>
      <text:p text:style-name="PfC_5f_Memoria_20_-_20_Texto">Si nuestro Diseño contiene elementos que no son útiles en este preciso momento, estaremos cayendo en la Complejidad Innecesaria.</text:p>
      <text:p text:style-name="PfC_5f_Memoria_20_-_20_Texto"/>
      <text:p text:style-name="PfC_5f_Memoria_20_-_20_Texto">La razón mas común para que se produzca este Design Smell, es el anticipar cambios en los requisitos y desarrollar infraestructura para facilitar esos cambios que todavía no se han producido (y muchas veces, no se producirán jamás). Lo mas curioso de este problema es que la intención original es buena. Es decir, puesto que queremos que nuestro software sea flexible y acepte cambios mas adelante, desarrollamos todo tipo de infraestructura que facilite esa futura tarea. El problema es que conseguimos el efecto inverso. Al haber desarrollado tantas clases que por ahora no vamos a usar, enfangamos el diseño.</text:p>
      <text:p text:style-name="PfC_5f_Memoria_20_-_20_Texto"/>
      <text:p text:style-name="PfC_5f_Memoria_20_-_20_Texto">De todos los males asociados al desarrollador de software, este es uno de los mas comunes y requiere mucha disciplina y experiencia no caer repetidamente en él.</text:p>
      <text:p text:style-name="PfC_5f_Memoria_20_-_20_Texto"/>
      <text:h text:style-name="Heading_20_4" text:outline-level="4">Repetición Innecesaria (a.k.a. Needless Repetition)</text:h>
      <text:p text:style-name="PfC_5f_Memoria_20_-_20_Texto">Cuando el mismo código aparece una y otra vez, con variaciones mínimas, claramente, los desarrolladores están pasando por alto una abstracción. El <text:soft-page-break/>problema se manifiesta en toda su dimensión cuando necesitamos cambiar ligeramente ese código, ya que nos obliga a revisar todo el código fuente a la caza y captura de todas esas repeticiones. Y aun por encima, como existen variaciones mínimas entre las distintas manifestaciones del mismo, no siempre es trivial el cambio.</text:p>
      <text:p text:style-name="PfC_5f_Memoria_20_-_20_Texto"/>
      <text:p text:style-name="PfC_5f_Memoria_20_-_20_Texto">Imposible mejorar la explicación de Robert C. Martin:</text:p>
      <text:p text:style-name="PfC_5f_Memoria_20_-_20_Texto"/>
      <text:p text:style-name="Quotations">“Cut and paste may be useful text-editing operations, but they can be disastrous code-editing operations.”</text:p>
      <text:p text:style-name="P2"/>
      <text:h text:style-name="Heading_20_4" text:outline-level="4">Opacidad (a.k.a. Opacity)</text:h>
      <text:p text:style-name="PfC_5f_Memoria_20_-_20_Texto">Es la tendencia de un módulo a ocultar su verdadero cometido.</text:p>
      <text:p text:style-name="PfC_5f_Memoria_20_-_20_Texto"/>
      <text:p text:style-name="PfC_5f_Memoria_20_-_20_Texto">Con el tiempo, los cambios producidos en un módulo, dificultan mas la comprensión del mismo. Y este sería el mejor de los casos, ya que estamos presuponiendo que el módulo se diseñó correctamente y en algún punto del pasado no adolecía de Opacidad, ya que, muchas veces esa Opacidad es característica indisoluble desde la temprana concepción del módulo.</text:p>
      <text:p text:style-name="PfC_5f_Memoria_20_-_20_Texto"/>
      <text:h text:style-name="Heading_20_3" text:outline-level="3">S.O.L.I.D.</text:h>
      <text:p text:style-name="Quotations">“The principles are there to help us eliminate bad smells. They are not a perfume to be liberally scattered all over the system.”</text:p>
      <text:p text:style-name="Quotations">Robert C. Martin</text:p>
      <text:p text:style-name="PfC_5f_Memoria_20_-_20_Texto"/>
      <text:p text:style-name="PfC_5f_Memoria_20_-_20_Texto">El Diseño Agile es un proceso. Los desarrolladores que siguen los preceptos del</text:p>
      <text:p text:style-name="PfC_5f_Memoria_20_-_20_Texto">Agile, no destilan el diseño una vez cada pocas semanas. Si fuese así, el diseño Agile sería un evento y no un proceso. Por contra, el diseño Agile es el resultado de la aplicación continua de una serie de principios, patrones y prácticas con el objeto de mejorar la estructura y legibilidad del software. Conocemos esos principios bajo el acrónimo S.O.L.I.D..</text:p>
      <text:p text:style-name="PfC_5f_Memoria_20_-_20_Texto"/>
      <text:h text:style-name="Heading_20_4" text:outline-level="4">SRP (Single-Responsability Principle ó Principio de la Responsabilidad Única)</text:h>
      <text:p text:style-name="PfC_5f_Memoria_20_-_20_Texto">Podemos rastrear los orígenes de este principio en los trabajos de Tom DeMarco [79] y Meilir Page-Jones [88] bajo el término “cohesión”, entendiendo el mismo como una medida de la relación funcional existente entre los elementos que conforman un módulo. Sin embargo, Robert C. Martin [] lleva el concepto a una nueva dimensión al tamizar el concepto original con el matiz que suponen las razones que tiene un módulo para cambiar.</text:p>
      <text:p text:style-name="PfC_5f_Memoria_20_-_20_Texto"/>
      <text:p text:style-name="PfC_5f_Memoria_20_-_20_Texto">El SRP afirma que una clase debería tener una única razón para cambiar.</text:p>
      <text:p text:style-name="PfC_5f_Memoria_20_-_20_Texto"/>
      <text:p text:style-name="PfC_5f_Memoria_20_-_20_Texto">Partiendo de esta relectura efectuada por “Uncle” Bob, podríamos incluso <text:soft-page-break/>aplicar el concepto al nivel método, con lo que obtendríamos que un método debería tener una única razón para cambiar.</text:p>
      <text:p text:style-name="PfC_5f_Memoria_20_-_20_Texto"/>
      <text:p text:style-name="PfC_5f_Memoria_20_-_20_Texto">Otro concepto imprescindible para poder comprender las consecuencias del SRP es el de “Responsabilidad”. En el contexto del SRP, definimos una Responsabilidad como una razón para el cambio. Es decir, si podemos enumerar mas de un motivo para cambiar una clase (ó un método), esa clase (ó método) tiene mas de una Responsabilidad y por lo tanto incumpliría el SRP. Sin embargo no siempre es fácil determinar este aspecto, ya que estamos acostumbrados a agrupar las responsabilidades. Un ejemplo clásico que ilustra esta perspectiva es el de un modem. Si consideramos las siguientes cuatro operaciones:</text:p>
      <text:p text:style-name="PfC_5f_Memoria_20_-_20_Texto"/>
      <text:list xml:id="list37231716" text:style-name="L1">
        <text:list-item>
          <text:p text:style-name="P3">Descolgar.</text:p>
        </text:list-item>
        <text:list-item>
          <text:p text:style-name="P3">Enviar.</text:p>
        </text:list-item>
        <text:list-item>
          <text:p text:style-name="P3">Recibir.</text:p>
        </text:list-item>
        <text:list-item>
          <text:p text:style-name="P3">Colgar.</text:p>
        </text:list-item>
      </text:list>
      <text:p text:style-name="PfC_5f_Memoria_20_-_20_Texto"/>
      <text:p text:style-name="PfC_5f_Memoria_20_-_20_Texto">Probablemente podamos concluir que son propias de un modem y que por lo tanto pueden ser agrupadas en una única interfaz ya que constituyen un única Responsabilidad (ver figura).</text:p>
      <text:p text:style-name="PfC_5f_Memoria_20_-_20_Texto"/>
      <text:p text:style-name="PfC_5f_Memoria_20_-_20_Texto">AQUÍ VA LA FIGURA DEL MODEM CON 1 INTERFACE.</text:p>
      <text:p text:style-name="PfC_5f_Memoria_20_-_20_Texto"/>
      <text:p text:style-name="PfC_5f_Memoria_20_-_20_Texto">Sin embargo, estamos observando dos Responsabilidades distintas. Por un lado nos encontramos con la Responsabilidad “Gestión de la Conexión” definida por las operaciones:</text:p>
      <text:p text:style-name="PfC_5f_Memoria_20_-_20_Texto"/>
      <text:list xml:id="list37226920" text:style-name="L2">
        <text:list-item>
          <text:p text:style-name="P4">Descolgar.</text:p>
        </text:list-item>
        <text:list-item>
          <text:p text:style-name="P4">Colgar.</text:p>
        </text:list-item>
      </text:list>
      <text:p text:style-name="PfC_5f_Memoria_20_-_20_Texto"/>
      <text:p text:style-name="PfC_5f_Memoria_20_-_20_Texto">Mientras que la segunda Responsabilidad sería “Comunicación/Canal de Datos”:</text:p>
      <text:p text:style-name="PfC_5f_Memoria_20_-_20_Texto"/>
      <text:list xml:id="list37222886" text:style-name="L3">
        <text:list-item>
          <text:p text:style-name="P5">Enviar.</text:p>
        </text:list-item>
        <text:list-item>
          <text:p text:style-name="P5">Recibir.</text:p>
        </text:list-item>
      </text:list>
      <text:p text:style-name="PfC_5f_Memoria_20_-_20_Texto"/>
      <text:p text:style-name="PfC_5f_Memoria_20_-_20_Texto">Por lo tanto, podríamos considerar también este otro diseño, que respeta mejor el SRP (ver figura).</text:p>
      <text:p text:style-name="PfC_5f_Memoria_20_-_20_Texto"/>
      <text:p text:style-name="PfC_5f_Memoria_20_-_20_Texto">AQUÍ VA LA FIGURA DEL MODEM CON 2 INTERFACES.</text:p>
      <text:p text:style-name="PfC_5f_Memoria_20_-_20_Texto"/>
      <text:p text:style-name="PfC_5f_Memoria_20_-_20_Texto">La cuestión es la siguiente, ¿debemos separar estas dos responsabilidades?</text:p>
      <text:p text:style-name="PfC_5f_Memoria_20_-_20_Texto"/>
      <text:p text:style-name="PfC_5f_Memoria_20_-_20_Texto">La respuesta la vamos a encontrar en el contexto, ya que, de forma abstracta, no se puede contestar correctamente a la pregunta.</text:p>
      <text:p text:style-name="PfC_5f_Memoria_20_-_20_Texto"/>
      <text:p text:style-name="PfC_5f_Memoria_20_-_20_Texto">Si nos encontramos en un contexto en el que, por poner un ejemplo, la aplicación puede cambiar afectando la signatura de alguna de las operaciones <text:soft-page-break/>relativas a la “Gestión de la Conexión” (Colgar/Descolgar), debemos aplicar el SRP (y por tanto favorecer la solución de la FIGURA DEL MODEM CON 2 INTERFACES), ya que nos encontraríamos ante un Design Smell de Rigidez, ya que las clases que llaman a las operaciones Enviar/Recibir serían recompiladas con mas frecuencia de la necesaria.</text:p>
      <text:p text:style-name="PfC_5f_Memoria_20_-_20_Texto"/>
      <text:p text:style-name="PfC_5f_Memoria_20_-_20_Texto">Sin embargo si el contexto en el que nos encontramos no produce un cambio en una sola de las Responsabilidades y ambas, cuando cambian, lo hacen a la vez, no sería necesario aplicar el SRP, ya que esa separación sugeriría un Design Smell de Complejidad Innecesaria.</text:p>
      <text:p text:style-name="PfC_5f_Memoria_20_-_20_Texto"/>
      <text:p text:style-name="PfC_5f_Memoria_20_-_20_Texto">Por lo tanto deberíamos asumir el siguiente corolario: “Un eje de cambio es un eje de cambio únicamente en el caso de que los cambios se produzcan”.</text:p>
      <text:p text:style-name="PfC_5f_Memoria_20_-_20_Texto"/>
      <text:h text:style-name="Heading_20_4" text:outline-level="4">OCP (Open/Closed Principle ó Principio de Abierto/Cerrado)</text:h>
      <text:p text:style-name="PfC_5f_Memoria_20_-_20_Texto">Debemos este principio a Bertrand Meyer [97] que en cierta forma contesta a la pregunta formulada por Ivar Jacobson [92] unos años antes : ¿Cómo podemos crear diseños que se comporten de forma estable ante la posibilidad de cambio y que por tanto estén preparados para sobrevivir mas allá de la primera versión?.</text:p>
      <text:p text:style-name="PfC_5f_Memoria_20_-_20_Texto"/>
      <text:p text:style-name="PfC_5f_Memoria_20_-_20_Texto">La respuesta la encontramos en el OCP. Las entidades software (módulos, clases, métodos, …) deben estar abiertas a la extensión pero cerradas a la modificación.</text:p>
      <text:p text:style-name="PfC_5f_Memoria_20_-_20_Texto"/>
      <text:p text:style-name="PfC_5f_Memoria_20_-_20_Texto">Este principio es muy útil a la hora de solucionar el Design Smell de la Rigidez, ya que, cuando un único cambio a un programa desemboca en la necesidad de cambiar también varios de los módulos dependientes (la definición de Rigidez), es hora de aplicar una Refactorización (Martin Fowler []), de forma que al volver a encontrarnos con una situación similar, podamos resolverla añadiendo código nuevo en vez de tener que editar código escrito anteriormente.</text:p>
      <text:p text:style-name="PfC_5f_Memoria_20_-_20_Texto"/>
      <text:p text:style-name="PfC_5f_Memoria_20_-_20_Texto">Cuando un módulo satisface el OCP cumple los siguientes atributos:</text:p>
      <text:p text:style-name="PfC_5f_Memoria_20_-_20_Texto"/>
      <text:list xml:id="list37235590" text:style-name="L4">
        <text:list-item>
          <text:p text:style-name="P6">Está abierto a la extensión. Por lo tanto responde correctamente ante la posibilidad de cambio ya que al poder extender el comportamiento del módulo, se puede cambiar dicho comportamiento.</text:p>
        </text:list-item>
        <text:list-item>
          <text:p text:style-name="P6">Está cerrado a la modificación. Al extender el comportamiento del módulo no modificamos el código fuente ya existente, sino que añadimos código nuevo que es el que se encarga de codificar ese nuevo comportamiento.</text:p>
        </text:list-item>
      </text:list>
      <text:p text:style-name="PfC_5f_Memoria_20_-_20_Texto"/>
      <text:p text:style-name="PfC_5f_Memoria_20_-_20_Texto">Para conseguir este objetivo, tenemos que echar mano del viejo concepto de la <text:s/>Abstracción.</text:p>
      <text:p text:style-name="PfC_5f_Memoria_20_-_20_Texto"/>
      <text:p text:style-name="PfC_5f_Memoria_20_-_20_Texto">Un ejemplo que nos puede ayudar a ilustrar la aplicación del OCP y la Abstracción, sería el de un Cliente/Servidor.</text:p>
      <text:p text:style-name="PfC_5f_Memoria_20_-_20_Texto"/>
      <text:p text:style-name="PfC_5f_Memoria_20_-_20_Texto"><text:soft-page-break/>Primeramente suponemos un contexto en el que violen el OCP (VER FIGURA). En este caso tenemos un Cliente que usa al Servidor directamente. Ambas clases son concretas. El problema se plantea a la hora de hacer que el Cliente utilice un objeto Servidor distinto, ya que es entonces cuando el Cliente se muestra Abierto a la Modificación (lo contrario de lo que defiende el OCP), ya que nos veríamos en la obligación de cambiar al Cliente para poder instanciar al nuevo Servidor. Esto es precisamente lo que intenta evitar el OCP.</text:p>
      <text:p text:style-name="PfC_5f_Memoria_20_-_20_Texto"/>
      <text:p text:style-name="PfC_5f_Memoria_20_-_20_Texto">AQUÍ VA LA FIGURA DEL CLIENTE/SERVIDOR 9.1</text:p>
      <text:p text:style-name="PfC_5f_Memoria_20_-_20_Texto"/>
      <text:p text:style-name="PfC_5f_Memoria_20_-_20_Texto">Podríamos plantear un contexto radicalmente diferente en el que se cumpliese el SRP (VER FIGURA), aplicando el patrón Strategy (GoF[]) a este problema. En este caso disponemos de una interface llamada InterfaceServidor, que es la encargada de declarar cuales son los términos que debe cumplir cualquier clase Servidor que pretenda permitir la comunicación con nuestra clase Cliente. La clase Cliente, por tanto, utiliza esta Abstracción (InterfaceServidor) en lugar de utilizar la clase concreta Servidor, de forma que si necesitásemos un nuevo Servidor, con tal de que este implementase la interface InterfaceServidor, podría ser usada por el Cliente sin ningún cambio.</text:p>
      <text:p text:style-name="PfC_5f_Memoria_20_-_20_Texto"/>
      <text:p text:style-name="PfC_5f_Memoria_20_-_20_Texto">AQUÍ VA LA FIGURA DEL CLIENTE/INTERFACE/SERVIDOR 9.2</text:p>
      <text:p text:style-name="PfC_5f_Memoria_20_-_20_Texto"/>
      <text:p text:style-name="PfC_5f_Memoria_20_-_20_Texto">Si seguimos este camino, podríamos reevaluar la situación de la siguiente forma. El Cliente tiene una Dependencia en la Abstracción InterfaceServidor, a través de la cual declara que necesita que le ayuden a la hora de realizar una serie de tareas. Puesto que cualquier clase Servidor que implemente InterfaceServidor podrá hacerlo de la manera que decida, estamos abriendo una puerta a la extensión del comportamiento de Cliente y a su vez cerrando otra puerta en cuanto a la modificación del mismo. Por lo tanto cumpliríamos con el OCP.</text:p>
      <text:p text:style-name="PfC_5f_Memoria_20_-_20_Texto"/>
      <text:p text:style-name="PfC_5f_Memoria_20_-_20_Texto">Si evaluamos ambas situaciones, nos damos cuenta de que la aplicación del OCP viene con un coste añadido y es que mas allá del tiempo y esfuerzo necesarios para crear la Abstracción InterfaceServidor, este tipo de abstracciones incrementan la complejidad del Diseño, y esto es algo que debe ser tenido en cuenta a la hora de aplicar el OCP.</text:p>
      <text:p text:style-name="PfC_5f_Memoria_20_-_20_Texto"/>
      <text:p text:style-name="PfC_5f_Memoria_20_-_20_Texto">Una feliz consecuencia de la aplicación del OCP, y que no es aparente, es que una forma de evitar ese coste añadido que supone crear las abstracciones y al mismo tiempo una forma de ejercitar el sistema que estamos diseñando, sería seguir una metodología de tipo “Test First”. Es decir, TDD (ya sea en su versión mas clásica o en su versión “mockista” o de interacción) o bien el mas moderno BDD (el que seguimos y defendemos en este Proyecto Fin de Carrera). Al vernos en la obligación de probar el sistema antes de codificarlo, crearemos todas las abstracciones necesarias para que este sistema se adapte a las pruebas, con lo que indirectamente estaremos protegiéndonos con estas abstracciones de los efectos que puedan producir los cambios que surjan mas adelante.</text:p>
      <text:p text:style-name="PfC_5f_Memoria_20_-_20_Texto"/>
      <text:p text:style-name="PfC_5f_Memoria_20_-_20_Texto"><text:soft-page-break/>Pero una herramienta tan poderosa como esta, no viene exenta de una advertencia, y es que debemos resistir el impulso a abstraer demasiados conceptos prematuramente y solo aplicar este concepto a las partes del programa que tienen tendencia a cambiar con frecuencia. Esto es algo tan importante como la abstracción en si misma.</text:p>
      <text:p text:style-name="PfC_5f_Memoria_20_-_20_Texto"/>
      <text:h text:style-name="Heading_20_4" text:outline-level="4">LSP (Liskov Substitution Principle ó Principio de Sustitución de Liskov)</text:h>
      <text:p text:style-name="PfC_5f_Memoria_20_-_20_Texto">Debemos el LSP a Barbara Liskov [88] quién afirmó que cualquier subtipo deberá poder ser substituido por su tipo base. Por lo tanto podemos afirmar, que mientras el OCP ocultaba los mecanismos de la Abstracción y el Polimorfismo, el LSP se encarga de regular la Herencia.</text:p>
      <text:p text:style-name="PfC_5f_Memoria_20_-_20_Texto"/>
      <text:p text:style-name="PfC_5f_Memoria_20_-_20_Texto">Este es un Principio que resulta más fácil de abordar si le damos la vuelta. Es decir, vamos a considerar qué es lo que ocurriría si no cumpliésemos el LSP.</text:p>
      <text:p text:style-name="PfC_5f_Memoria_20_-_20_Texto"/>
      <text:p text:style-name="PfC_5f_Memoria_20_-_20_Texto">Supongamos una método Prueba que recibe como único argumento un objeto de tipo SoyUnaClaseBase. Supongamos a continuación que un objeto que hereda de SoyUnaClaseBase, por ejemplo HeredoDeLaClaseBase, es pasado como argumento a nuestro método Prueba, ya que, al heredar de SoyUnaClaseBase es algo perfectamente posible. Si por culpa de esto, nuestro método Prueba se comporta de forma no deseada, estaríamos ante una violación del LSP por parte de HeredoDeLaClaseBase.</text:p>
      <text:p text:style-name="PfC_5f_Memoria_20_-_20_Texto"/>
      <text:p text:style-name="PfC_5f_Memoria_20_-_20_Texto">Como consecuencia de una violación del LSP, nos podemos encontrar con una violación de OCP, cuando el método que recibe la clase que viola el LSP (en nuestro ejemplo anterior sería el método Prueba), añade código para manejar ese caso en concreto, ya que ahora dicho método ya no está cerrado con respecto a todos los posibles objetos que hereden del tipo base (de nuevo en el ejemplo anterior, SoyUnaClaseBase).</text:p>
      <text:p text:style-name="PfC_5f_Memoria_20_-_20_Texto"/>
      <text:p text:style-name="PfC_5f_Memoria_20_-_20_Texto">Podemos sacar una conclusión muy interesante del LSP, y es que un modelo, visto de forma aislada (fuera de sus posibles contextos), va a ser difícilmente validado. Por lo tanto, solo podremos validar un modelo desde el punto de vista de los clientes que lo vayan a utilizar/consumir. Esta es claramente otra razón de peso para utilizar una metodología “test first” (como el BDD, que usamos en este Proyecto Fin de Carrera), ya que de esta forma, al menos tenemos una suite de tests/pruebas/especificaciones que comprueban desde un punto de vista propio de un cliente la clase/método/comportamiento que vamos a desarrollar.</text:p>
      <text:p text:style-name="PfC_5f_Memoria_20_-_20_Texto"/>
      <text:p text:style-name="PfC_5f_Memoria_20_-_20_Texto">Otra posible solución que ayude a mitigar este tipo de problemas seria el Diseño por Contrato expuesto por Bertrand Meyer [97], ya que al explicitar el “contrato” al que está sometido una clase, disminuimos la posibilidad de que algún cliente la utilice para algo que se aleje de su cometido original.</text:p>
      <text:p text:style-name="PfC_5f_Memoria_20_-_20_Texto"/>
      <text:p text:style-name="PfC_5f_Memoria_20_-_20_Texto">Aún así no podemos dejar de señalar (de nuevo) que una buena suite de pruebas puede definir claramente el comportamiento que puedes esperar de una clase cualquiera, de forma que, un desarrollador que se enfrenta a una <text:soft-page-break/>clase programada por nosotros deba consultar previamente los test escritos, como si de documentación se tratase (de hecho ES documentación, pero esa es otra historia completamente distinta).</text:p>
      <text:p text:style-name="PfC_5f_Memoria_20_-_20_Texto"/>
      <text:p text:style-name="PfC_5f_Memoria_20_-_20_Texto">Algo que debe hacer saltar todas nuestras alarmas, ya que es una posible indicación de que podría haber una violación del LSP, es cuando nos encontramos con el caso en el que una clase derivada de otra clase base, sobrescribe (override en c#) un método para el que ya había un comportamiento programado en la clase base. Al sobrescribir ese comportamiento predefinido por la clase base se corre el riesgo de que la clase derivada elimine parte de la funcionalidad que viene definida en la clase base, de forma que muy probablemente acabe produciendo una violación del LSP por parte de la clase derivada.</text:p>
      <text:p text:style-name="PfC_5f_Memoria_20_-_20_Texto"/>
      <text:p text:style-name="PfC_5f_Memoria_20_-_20_Texto">Desde un punto de vista más personal, resaltar que si practicas BDD, este último caso es realmente raro, ya que, por norma general favorecerás el uso de interfaces frente al uso de clases base.</text:p>
      <text:p text:style-name="PfC_5f_Memoria_20_-_20_Texto"/>
      <text:p text:style-name="PfC_5f_Memoria_20_-_20_Texto">Por lo tanto el LSP es el guardaespaldas del OCP, ya la capacidad de intercambiar subtipos permite que un modulo que depende de la clase base, pueda ser extendida sin necesidad de ser modificada.</text:p>
      <text:p text:style-name="PfC_5f_Memoria_20_-_20_Texto"/>
      <text:h text:style-name="Heading_20_4" text:outline-level="4">ISP (Interface Segregation Principle ó Principio de Segregación de la Interface)</text:h>
      <text:p text:style-name="PfC_5f_Memoria_20_-_20_Texto">El objeto de este principio que debemos a Robert C.Martin (responsable también de la enumeración de los principios S.O.L.I.D.), es la descomposición de las interfaces que son responsables de demasiado comportamiento en varias interfaces mas especializadas y por lo tanto, con mejores posibilidades de cumplir el SRP (más en concreto, el ser más cohesivas).</text:p>
      <text:p text:style-name="PfC_5f_Memoria_20_-_20_Texto"/>
      <text:p text:style-name="PfC_5f_Memoria_20_-_20_Texto">Pese a que podamos encontrarnos con el caso en el que una clase determinada necesite de una interface muy poco cohesiva, también sugiere que los clientes no deberían verlas como una clase única, sino como un conjunto de interfaces que si cumplan con la cohesión.</text:p>
      <text:p text:style-name="PfC_5f_Memoria_20_-_20_Texto"/>
      <text:p text:style-name="PfC_5f_Memoria_20_-_20_Texto">Otro concepto indisoluble al ISP es el de Polución de las Interfaces (Interface Pollution). Este concepto se refiere a la situación en la que una interface que cumple escrupulosamente con el ISP (y por lo tanto con la cohesión y SRP), se ve polucionada con al menos un método que en realidad no debería estar ahí. Generalmente, encontramos que la razón por la cual ese método ha sido añadido, es la de favorecer a una sola de las múltiples implementaciones de la misma. El problema se manifiesta en que cualquier clase que decida implementar la interface se ve en la obligación de implementar dicho método que como ya dijimos anteriormente, le es ajeno. Ante esta situación, nos encontramos con una potencial violación del LSP, ya que, las clases a las que ese nuevo método les resulta ajeno, van a proveer al mismo con una implementación degenerada (o por defecto), dejando, por tanto, abierta la puerta a la violación del LSP.</text:p>
      <text:p text:style-name="PfC_5f_Memoria_20_-_20_Texto"/>
      <text:p text:style-name="PfC_5f_Memoria_20_-_20_Texto"><text:soft-page-break/>Este es uno de los escenarios típicos por las que nuestras interfaces crecen y crecen sin control. La causa hay que buscarla en que cada vez que añadimos un método a alguna de las múltiples implementaciones de una interface, promovemos dicho método a la interface. Este es el comportamiento que debemos evitar, y en contraste, intentar cumplir con la máxima de clientes diferentes implican interfaces diferentes.</text:p>
      <text:p text:style-name="PfC_5f_Memoria_20_-_20_Texto"/>
      <text:p text:style-name="PfC_5f_Memoria_20_-_20_Texto">Por lo tanto una forma más o menos precisa de definir el ISP es la de que los Clientes no deberían verse forzados a depender de métodos que no usan. La razón es tan simple como que, si fuerzas a los Clientes a depender de esos métodos, los Clientes son vulnerables a cualquier cambio en dichos métodos, y esa es una dependencia que debemos evitar siempre que sea posible.</text:p>
      <text:p text:style-name="PfC_5f_Memoria_20_-_20_Texto"/>
      <text:p text:style-name="PfC_5f_Memoria_20_-_20_Texto">Evaluar el ISP, requiere un pequeño cambio de mentalidad a la hora de “entender” el diseño de interfaces, ya que, en vez de fijarnos exclusivamente en la relación interface/implementador, debemos empezar a prestar atención a la relación que se establece entre las interfaces (e implementaciones) que representan a clientes distintos y sus acoples (coupling). En cuanto conseguimos ese cambio de enfoque, la tendencia es a que nuestras interfaces tiendan a adelgazar (y a multiplicarse), respetando de forma mas fidedigna el SRP (Cuanto menos métodos tiene un interface, mas posibilidades existen de que esa interface defina un única responsabilidad).</text:p>
      <text:p text:style-name="PfC_5f_Memoria_20_-_20_Texto"/>
      <text:h text:style-name="Heading_20_4" text:outline-level="4">DIP (Dependency Inversion Principle ó Principio de Inversión de las Dependencias)</text:h>
      <text:p text:style-name="PfC_5f_Memoria_20_-_20_Texto">El último principio de los principios S.O.L.I.D. es también obra de Robert C. Martin. Podemos enunciarlo en dos apartados:</text:p>
      <text:p text:style-name="PfC_5f_Memoria_20_-_20_Texto"/>
      <text:list xml:id="list38291395" text:style-name="L5">
        <text:list-item>
          <text:p text:style-name="P7">Los módulos de alto nivel (high-level modules) no deben depender de los módulos de bajo nivel (low-level modules). Ambos deben depender de abstracciones.</text:p>
        </text:list-item>
        <text:list-item>
          <text:p text:style-name="P7">Las abstracciones no deben depender de los detalles, sino que son los detalles los que deben depender de las abstracciones.</text:p>
        </text:list-item>
      </text:list>
      <text:p text:style-name="PfC_5f_Memoria_20_-_20_Texto"/>
      <text:p text:style-name="PfC_5f_Memoria_20_-_20_Texto">La <text:span text:style-name="T1">inversión</text:span><text:span text:style-name="T2"> proviene del hecho de que la estructura de dependencias que se dan en un programa típico de programación orientada a objetos debería </text:span><text:span text:style-name="T1">estar invertida</text:span><text:span text:style-name="T2"> con respecto a estructura de dependencias que se establecen en la programación más clásica no orientada a objetos.</text:span></text:p>
      <text:p text:style-name="PfC_5f_Memoria_20_-_20_Texto"><text:span text:style-name="T2"/></text:p>
      <text:p text:style-name="PfC_5f_Memoria_20_-_20_Texto"><text:span text:style-name="T2">Debemos buscar la razón en que si seguimos la cadena de dependencias desde arriba a abajo (de alto nivel a bajo nivel) nos vamos a encontrar con que lo mas importante de nuestro diseño que suele encontrarse en los niveles más altos, van a “heredar” una dependencia a los conceptos más mecánicos que son propios de los niveles más bajos. Esto limita claramente la reutilización, pero también es una posible fuente de problemas de mantenimiento, si tenemos en cuenta que cualquier tipo de cambio que se produzca en nuestros niveles más bajo, nos puede obligar a cambiar los niveles más altos, que es donde habitan los conceptos más cercanos al dominio.</text:span></text:p>
      <text:p text:style-name="PfC_5f_Memoria_20_-_20_Texto"><text:span text:style-name="T2"/></text:p>
      <text:p text:style-name="PfC_5f_Memoria_20_-_20_Texto"><text:soft-page-break/><text:span text:style-name="T2">De hecho, si lo pensamos por un instante, debería ser exactamente a la inversa. Los módulos de más alto nivel deberían tomar el mando y ser ellos los que influyesen en los módulos de más bajo nivel.</text:span></text:p>
      <text:p text:style-name="PfC_5f_Memoria_20_-_20_Texto"><text:span text:style-name="T2"/></text:p>
      <text:p text:style-name="PfC_5f_Memoria_20_-_20_Texto"><text:span text:style-name="T2">Cuando aplicamos esto a la arquitectura de capas (Layer Architecture), no podemos pasar por alto la afirmación de Grady Booch [96]:</text:span></text:p>
      <text:p text:style-name="PfC_5f_Memoria_20_-_20_Texto"><text:span text:style-name="T2"/></text:p>
      <text:p text:style-name="Quotations"><text:span text:style-name="T2">"Toda arquitectura orientada a objetos bien estructurada debe tener capas claramente definidas, de forma que cada una de las capas expongan un conjunto coherente de servicios a través de una interface controlada y bien definida."</text:span></text:p>
      <text:p text:style-name="PfC_5f_Memoria_20_-_20_Texto">Por desgracia, la manera más tradicional y común de interpretar y aplicar esta afirmación consiste en implementaciones con dependencias que van de arriba a abajo (FIGURA NAIVE LAYERING SCHEME).</text:p>
      <text:p text:style-name="PfC_5f_Memoria_20_-_20_Texto"/>
      <text:p text:style-name="PfC_5f_Memoria_20_-_20_Texto">AQUI VA FIGURA NAIVE LAYERING SCHEME</text:p>
      <text:p text:style-name="PfC_5f_Memoria_20_-_20_Texto"/>
      <text:p text:style-name="PfC_5f_Memoria_20_-_20_Texto">Sin embargo con este tipo de implementaciones estamos provocando lo que unas lineas antes intentábamos evitar, obteniendo como resultado que nuestra Capa de Políticas (la mas importante desde un punto de vista del dominio) acabe dependiendo (y siendo susceptible a los cambios) de la Capa de Utilidades (la menos importante desde ese mismo punto de vista del dominio).</text:p>
      <text:p text:style-name="PfC_5f_Memoria_20_-_20_Texto"/>
      <text:p text:style-name="PfC_5f_Memoria_20_-_20_Texto">Una forma de arreglar este desaguisado es a aplicación del conocido Principio de Hollywood (Hollywood Principle):</text:p>
      <text:p text:style-name="PfC_5f_Memoria_20_-_20_Texto"/>
      <text:p text:style-name="Quotations">"No nos llames que ya te llamaremos nosotros."</text:p>
      <text:p text:style-name="PfC_5f_Memoria_20_-_20_Texto">Aplicado al caso que tenemos entre manos, el Principio de Hollywood no solo promueve el DIP, sino que también promueve la inversión de dueño. Con esto nos referimos a que mientras anteriormente lo común era que la capa donde residian las implementaciones de las interfaces eran las dueñas de las interfaces, ahora serán los clientes y la capa en la que estos residen, los que se adueñan de dichas interfaces. Es decir, los módulos de más bajo nivel, son los que implementan el comportamiento definido por las interfaces declaradas en el entorno de, y llamadas por, los módulos de más alto nivel.</text:p>
      <text:p text:style-name="PfC_5f_Memoria_20_-_20_Texto"/>
      <text:p text:style-name="PfC_5f_Memoria_20_-_20_Texto">Siguiendo este tipo de razonamiento, el anterior esquema [FIGURA NAIVE LAYERING SCHEME] se podría convertir en algo más digno de las sabias palabras de Grady Booch [FIGURA INVERTED LAYERS]. De forma que el concepto de posesión (ownership) por parte de los clientes hacila la interface de la que dependen se traduciría en que las interfaces serían distribuidas en el mismo paquete que los clientes que las usan en vez de en los paquetes de los servidores que las implementan.</text:p>
      <text:p text:style-name="PfC_5f_Memoria_20_-_20_Texto"/>
      <text:p text:style-name="PfC_5f_Memoria_20_-_20_Texto">AQUI VA FIGURA INVERTED LAYERS</text:p>
      <text:p text:style-name="PfC_5f_Memoria_20_-_20_Texto"/>
      <text:p text:style-name="PfC_5f_Memoria_20_-_20_Texto">En este Proyecto Fin de Carrera podemos encontrar un ejemplo práctico de la aplicación de dicho principio, cuando situamos las interfaces que definen el comportamiento de los DDD_Repositories en la capa de dominio que es donde <text:soft-page-break/>residen los clientes que van a usar esas interfaces, mientras que las implementaciones de las interfaces de los DDD_Repositories se encontrarían en otra capa distinta.</text:p>
      <text:p text:style-name="PfC_5f_Memoria_20_-_20_Texto"/>
      <text:p text:style-name="PfC_5f_Memoria_20_-_20_Texto">Si llevamos este concepto al extremo y ademas lo sazonamos con los principios que rigen el Domain-Driven Desing (DDD) llegaríamos a la Onion Archictecture (Arquitectura de la Cebolla) obra de Jeffrey Palermo [08] y deudora a su vez de la Orthogonal Architecture de Alistair Cockburn [] y que precisamente es la que usamos en este Proyecto Fin de Carrera.</text:p>
      <text:p text:style-name="PfC_5f_Memoria_20_-_20_Texto"/>
      <text:p text:style-name="PfC_5f_Memoria_20_-_20_Texto">TODO: Repasar y confirmar nombres y años de las referencias del párrafo anterior.</text:p>
      <text:p text:style-name="PfC_5f_Memoria_20_-_20_Texto"/>
      <text:p text:style-name="PfC_5f_Memoria_20_-_20_Texto">El DIP incluye otro concepto igualmente importante y que podríamos resumir en la famosa frase:</text:p>
      <text:p text:style-name="PfC_5f_Memoria_20_-_20_Texto"/>
      <text:p text:style-name="Quotations">“Depende de Abstracciones.”</text:p>
      <text:p text:style-name="PfC_5f_Memoria_20_-_20_Texto">En clara oposición a “Depende de Implementaciones”.</text:p>
      <text:p text:style-name="PfC_5f_Memoria_20_-_20_Texto"/>
      <text:p text:style-name="PfC_5f_Memoria_20_-_20_Texto">Si seguimos el hilo de esta afirmación podríamos concluir que todas las relaciones que se establecen en un programa deberían terminar en una interface:</text:p>
      <text:p text:style-name="PfC_5f_Memoria_20_-_20_Texto"/>
      <text:list xml:id="list39658605" text:style-name="L6">
        <text:list-item>
          <text:p text:style-name="P8">Ninguna variable debería contener una referencia a una clase concreta.</text:p>
        </text:list-item>
        <text:list-item>
          <text:p text:style-name="P8">Ninguna clase debería derivar de una clase concreta.</text:p>
        </text:list-item>
        <text:list-item>
          <text:p text:style-name="P8">Ningún método debería sobrescribir un método ya implementado en su clase base.</text:p>
        </text:list-item>
      </text:list>
      <text:p text:style-name="PfC_5f_Memoria_20_-_20_Texto"/>
      <text:p text:style-name="PfC_5f_Memoria_20_-_20_Texto">Como conclusión al DIP, podríamos decir que si en un programa las dependencias están invertidas estaremos ante un diseño Orientado a Objetos, mientras que si no están invertidas estaremos ante un diseño procedimental.</text:p>
      <text:p text:style-name="PfC_5f_Memoria_20_-_20_Texto"/>
      <text:p text:style-name="PfC_5f_Memoria_20_-_20_Texto">No podemos finalizar el DIP sin hacer referencia a toda la fiebre actual de Frameworks DI/IoC (Dependency Injection / Inverse of Control), de forma que aclaremos que ese tipo de Frameworks se basan en, y surgen gracias a, el DIP.</text:p>
      <text:p text:style-name="PfC_5f_Memoria_20_-_20_Texto"/>
      <text:p text:style-name="PfC_5f_Memoria_20_-_20_Texto"/>
      <text:p text:style-name="PfC_5f_Memoria_20_-_20_Texto"/>
      <text:p text:style-name="PfC_5f_Memoria_20_-_20_Texto"/>
      <text:p text:style-name="PfC_5f_Memoria_20_-_20_Texto"/>
      <text:p text:style-name="P2"/>
      <text:p text:style-name="P2"/>
      <text:p text:style-name="Quotations"/>
      <text:p text:style-name="Standard"><text:s/></text:p>
      <text:p text:style-name="Standard"/>
      <text:p text:style-name="Quotations">"A set of UML diagrams must represent parts of a desing, but those diagrams are not <text:span text:style-name="T1">the</text:span> design. [...] In the end, the source code <text:span text:style-name="T1">is</text:span> the design."</text:p>
      <text:p text:style-name="Quotations"><text:soft-page-break/>Robert C. Martin &amp; Micah Mart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PfC_5f_Memoria_20_-_20_Texto" style:display-name="PfC_Memoria - Texto" style:family="paragraph" style:parent-style-name="Standard">
      <style:text-properties style:font-name="Verdana" fo:language="es" fo:country="ES"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7H03M30S</meta:editing-duration>
    <meta:editing-cycles>13</meta:editing-cycles>
    <meta:generator>OpenOffice.org/3.2$Win32 OpenOffice.org_project/320m18$Build-9502</meta:generator>
    <dc:date>2010-08-15T20:06:53.83</dc:date>
    <meta:document-statistic meta:table-count="0" meta:image-count="0" meta:object-count="0" meta:page-count="14" meta:paragraph-count="158" meta:word-count="4852" meta:character-count="29697"/>
    <meta:user-defined meta:name="Info 1"/>
    <meta:user-defined meta:name="Info 2"/>
    <meta:user-defined meta:name="Info 3"/>
    <meta:user-defined meta:name="Info 4"/>
  </office:meta>
</office:document-meta>
</file>